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bbd34"/>
    </style:style>
    <style:style style:name="P2" style:family="paragraph" style:parent-style-name="Text_20_body">
      <style:paragraph-properties fo:text-align="justify" style:justify-single-word="false"/>
      <style:text-properties officeooo:rsid="000bbd34" officeooo:paragraph-rsid="000bbd34"/>
    </style:style>
    <style:style style:name="P3"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officeooo:paragraph-rsid="0043d016"/>
    </style:style>
    <style:style style:name="P5" style:family="paragraph" style:parent-style-name="Footnote">
      <style:paragraph-properties fo:margin-left="0cm" fo:margin-right="0cm" fo:text-indent="0cm" style:auto-text-indent="false"/>
    </style:style>
    <style:style style:name="P6" style:family="paragraph" style:parent-style-name="Footnote">
      <style:paragraph-properties fo:margin-left="0cm" fo:margin-right="0cm" fo:text-indent="0cm" style:auto-text-indent="false"/>
      <style:text-properties officeooo:rsid="0010110d" officeooo:paragraph-rsid="0010110d"/>
    </style:style>
    <style:style style:name="P7" style:family="paragraph" style:parent-style-name="Footnote">
      <style:paragraph-properties fo:margin-left="0cm" fo:margin-right="0cm" fo:text-indent="0cm" style:auto-text-indent="false"/>
      <style:text-properties officeooo:rsid="00197930" officeooo:paragraph-rsid="00197930"/>
    </style:style>
    <style:style style:name="P8" style:family="paragraph" style:parent-style-name="Footnote">
      <style:paragraph-properties fo:margin-left="0cm" fo:margin-right="0cm" fo:text-indent="0cm" style:auto-text-indent="false"/>
      <style:text-properties officeooo:rsid="002eb6fd" officeooo:paragraph-rsid="002eb6fd"/>
    </style:style>
    <style:style style:name="P9" style:family="paragraph" style:parent-style-name="Footnote">
      <style:paragraph-properties fo:margin-left="0cm" fo:margin-right="0cm" fo:text-indent="0cm" style:auto-text-indent="false" style:writing-mode="lr-tb"/>
    </style:style>
    <style:style style:name="P10"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1"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2"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3" style:family="paragraph" style:parent-style-name="Text_20_body">
      <style:paragraph-properties style:writing-mode="lr-tb"/>
      <style:text-properties officeooo:paragraph-rsid="0041f306"/>
    </style:style>
    <style:style style:name="P14" style:family="paragraph" style:parent-style-name="Text_20_body">
      <style:paragraph-properties fo:text-align="justify" style:justify-single-word="false" style:writing-mode="lr-tb"/>
      <style:text-properties officeooo:rsid="000bc431" officeooo:paragraph-rsid="00135cd3"/>
    </style:style>
    <style:style style:name="P15"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5c09ca" officeooo:paragraph-rsid="005c09ca"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paragraph-properties fo:text-align="justify" style:justify-single-word="false"/>
      <style:text-properties style:font-name="Vn GaramondNo8" officeooo:rsid="0043d016" officeooo:paragraph-rsid="0043d016"/>
    </style:style>
    <style:style style:name="P26" style:family="paragraph" style:parent-style-name="Text_20_body">
      <style:paragraph-properties fo:text-align="justify" style:justify-single-word="false"/>
      <style:text-properties style:font-name="Vn GaramondNo8" officeooo:rsid="004b4ce6" officeooo:paragraph-rsid="004b4ce6"/>
    </style:style>
    <style:style style:name="P27" style:family="paragraph" style:parent-style-name="Text_20_body">
      <style:paragraph-properties fo:text-align="justify" style:justify-single-word="false"/>
      <style:text-properties officeooo:paragraph-rsid="0021ccc6"/>
    </style:style>
    <style:style style:name="P28" style:family="paragraph" style:parent-style-name="Text_20_body" style:list-style-name="L1">
      <style:paragraph-properties fo:text-align="justify" style:justify-single-word="false" style:writing-mode="lr-tb"/>
      <style:text-properties officeooo:paragraph-rsid="00365dee"/>
    </style:style>
    <style:style style:name="P29" style:family="paragraph" style:parent-style-name="Text_20_body">
      <style:paragraph-properties fo:text-align="justify" style:justify-single-word="false" style:writing-mode="lr-tb"/>
      <style:text-properties officeooo:paragraph-rsid="00557167"/>
    </style:style>
    <style:style style:name="P30" style:family="paragraph" style:parent-style-name="Text_20_body" style:list-style-name="L1">
      <style:paragraph-properties fo:text-align="justify" style:justify-single-word="false" style:writing-mode="lr-tb"/>
      <style:text-properties officeooo:rsid="00370003" officeooo:paragraph-rsid="00370003"/>
    </style:style>
    <style:style style:name="P31"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32"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33" style:family="paragraph" style:parent-style-name="Text_20_body" style:list-style-name="L1">
      <style:paragraph-properties fo:text-align="justify" style:justify-single-word="false" style:writing-mode="lr-tb"/>
      <style:text-properties officeooo:rsid="00389edd" officeooo:paragraph-rsid="004ffe71"/>
    </style:style>
    <style:style style:name="P34" style:family="paragraph" style:parent-style-name="Text_20_body" style:list-style-name="L1">
      <style:paragraph-properties fo:text-align="justify" style:justify-single-word="false" style:writing-mode="lr-tb"/>
      <style:text-properties style:font-name="Vn GaramondNo8" officeooo:rsid="003a02a7" officeooo:paragraph-rsid="003d7561"/>
    </style:style>
    <style:style style:name="P35" style:family="paragraph" style:parent-style-name="Text_20_body" style:list-style-name="L1">
      <style:paragraph-properties fo:text-align="justify" style:justify-single-word="false" style:writing-mode="lr-tb"/>
      <style:text-properties style:font-name="Vn GaramondNo8" officeooo:rsid="003d7561" officeooo:paragraph-rsid="003d7561"/>
    </style:style>
    <style:style style:name="P36" style:family="paragraph" style:parent-style-name="Text_20_body">
      <style:paragraph-properties fo:text-align="justify" style:justify-single-word="false" style:writing-mode="lr-tb"/>
      <style:text-properties style:font-name="Vn GaramondNo8" officeooo:rsid="000bbd34" officeooo:paragraph-rsid="00514b6a"/>
    </style:style>
    <style:style style:name="P37"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38"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39" style:family="paragraph" style:parent-style-name="Footnote">
      <style:paragraph-properties fo:margin-left="0cm" fo:margin-right="0cm" fo:text-indent="0cm" style:auto-text-indent="false"/>
    </style:style>
    <style:style style:name="P40" style:family="paragraph" style:parent-style-name="Footnote">
      <style:paragraph-properties fo:margin-left="0cm" fo:margin-right="0cm" fo:text-indent="0cm" style:auto-text-indent="false"/>
      <style:text-properties officeooo:paragraph-rsid="00514b6a"/>
    </style:style>
    <style:style style:name="P41" style:family="paragraph" style:parent-style-name="Footnote">
      <style:paragraph-properties fo:margin-left="0cm" fo:margin-right="0cm" fo:text-indent="0cm" style:auto-text-indent="false"/>
      <style:text-properties officeooo:rsid="004df634" officeooo:paragraph-rsid="004df634"/>
    </style:style>
    <style:style style:name="P42" style:family="paragraph" style:parent-style-name="Footnote">
      <style:paragraph-properties fo:margin-left="0cm" fo:margin-right="0cm" fo:text-indent="0cm" style:auto-text-indent="false"/>
      <style:text-properties officeooo:rsid="00492b4b" officeooo:paragraph-rsid="00492b4b"/>
    </style:style>
    <style:style style:name="P43" style:family="paragraph" style:parent-style-name="Heading_20_3">
      <style:text-properties officeooo:rsid="0043d016" officeooo:paragraph-rsid="0043d016"/>
    </style:style>
    <style:style style:name="P44" style:family="paragraph" style:parent-style-name="Heading_20_3">
      <style:paragraph-properties style:writing-mode="lr-tb"/>
      <style:text-properties officeooo:paragraph-rsid="0041f306"/>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289d6b"/>
    </style:style>
    <style:style style:name="T16" style:family="text">
      <style:text-properties officeooo:rsid="002face5"/>
    </style:style>
    <style:style style:name="T17" style:family="text">
      <style:text-properties style:font-name="Vn GaramondNo8"/>
    </style:style>
    <style:style style:name="T18" style:family="text">
      <style:text-properties style:font-name="Vn GaramondNo8" officeooo:rsid="0027254d"/>
    </style:style>
    <style:style style:name="T19" style:family="text">
      <style:text-properties style:font-name="Vn GaramondNo8" officeooo:rsid="00365dee"/>
    </style:style>
    <style:style style:name="T20" style:family="text">
      <style:text-properties style:font-name="Vn GaramondNo8" officeooo:rsid="00370003"/>
    </style:style>
    <style:style style:name="T21" style:family="text">
      <style:text-properties style:font-name="Vn GaramondNo8" officeooo:rsid="00389edd"/>
    </style:style>
    <style:style style:name="T22" style:family="text">
      <style:text-properties style:font-name="Vn GaramondNo8" officeooo:rsid="0038dc5e"/>
    </style:style>
    <style:style style:name="T23" style:family="text">
      <style:text-properties style:font-name="Vn GaramondNo8" officeooo:rsid="003980ed"/>
    </style:style>
    <style:style style:name="T24" style:family="text">
      <style:text-properties style:font-name="Vn GaramondNo8" officeooo:rsid="0039c7fd"/>
    </style:style>
    <style:style style:name="T25" style:family="text">
      <style:text-properties style:font-name="Vn GaramondNo8" officeooo:rsid="0025e628"/>
    </style:style>
    <style:style style:name="T26" style:family="text">
      <style:text-properties style:font-name="Vn GaramondNo8" officeooo:rsid="004e0cb2"/>
    </style:style>
    <style:style style:name="T27" style:family="text">
      <style:text-properties style:font-name="Vn GaramondNo8" officeooo:rsid="004ffe71"/>
    </style:style>
    <style:style style:name="T28" style:family="text">
      <style:text-properties style:font-name="Vn GaramondNo8" officeooo:rsid="00533b02"/>
    </style:style>
    <style:style style:name="T29" style:family="text">
      <style:text-properties style:font-name="Vn GaramondNo8" officeooo:rsid="00552218"/>
    </style:style>
    <style:style style:name="T30" style:family="text">
      <style:text-properties style:font-name="Vn GaramondNo8" officeooo:rsid="00557167"/>
    </style:style>
    <style:style style:name="T31" style:family="text">
      <style:text-properties style:font-name="Vn GaramondNo8" officeooo:rsid="0055cae1"/>
    </style:style>
    <style:style style:name="T32" style:family="text">
      <style:text-properties style:font-name="Vn GaramondNo8" officeooo:rsid="00565e9f"/>
    </style:style>
    <style:style style:name="T33" style:family="text">
      <style:text-properties style:font-name="Vn GaramondNo8" officeooo:rsid="00575f26"/>
    </style:style>
    <style:style style:name="T34" style:family="text">
      <style:text-properties style:font-name="Cantarell" fo:font-weight="bold" officeooo:rsid="00365dee" style:font-weight-asian="bold" style:font-weight-complex="bold"/>
    </style:style>
    <style:style style:name="T35" style:family="text">
      <style:text-properties style:font-name="Cantarell" officeooo:rsid="003d7561"/>
    </style:style>
    <style:style style:name="T36" style:family="text">
      <style:text-properties officeooo:rsid="0038dc5e"/>
    </style:style>
    <style:style style:name="T37" style:family="text">
      <style:text-properties officeooo:rsid="003b0872"/>
    </style:style>
    <style:style style:name="T38" style:family="text">
      <style:text-properties officeooo:rsid="003d7561"/>
    </style:style>
    <style:style style:name="T39" style:family="text">
      <style:text-properties officeooo:rsid="003e400c"/>
    </style:style>
    <style:style style:name="T40" style:family="text">
      <style:text-properties officeooo:rsid="0041f306"/>
    </style:style>
    <style:style style:name="T41" style:family="text">
      <style:text-properties officeooo:rsid="0044eedf"/>
    </style:style>
    <style:style style:name="T42" style:family="text">
      <style:text-properties officeooo:rsid="00479433"/>
    </style:style>
    <style:style style:name="T43" style:family="text">
      <style:text-properties officeooo:rsid="004bec34"/>
    </style:style>
    <style:style style:name="T44" style:family="text">
      <style:text-properties officeooo:rsid="00514b6a"/>
    </style:style>
    <style:style style:name="T45" style:family="text">
      <style:text-properties officeooo:rsid="005d35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1"/>
      <text:p text:style-name="P36"><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6"><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7"><text:s/>Grimmer &amp; Neukorn 2009, S.23</text:p></text:note-body></text:note></text:span><text:span text:style-name="T1">. Die zwischenmenschliche Kommunikation bezeichnet Berne als Transaktionen und zur Entwicklung seiner Theorie hat er diese in Beziehung gesetzt mit inneren Prozessen, von denen ihm Patienten in seinen Therapiesitzungen erzählten</text:span><text:span text:style-name="T1"><text:note text:id="ftn10" text:note-class="footnote"><text:note-citation>3</text:note-citation><text:note-body><text:p text:style-name="P40"><text:s/><text:span text:style-name="T8">Berne 1996, S.14ff</text:span></text:p></text:note-body></text:note></text:span><text:span text:style-name="T1">.</text:span></text:p>
      <text:p text:style-name="P11">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2">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4</text:note-citation><text:note-body><text:p text:style-name="P5"><text:s/><text:span text:style-name="T44">ebenda</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5</text:note-citation><text:note-body><text:p text:style-name="P5"><text:s/><text:span text:style-name="T9">Joines &amp; Stewart 2007, S.28</text:span></text:p></text:note-body></text:note></text:span><text:span text:style-name="T7">. Alle Menschen werden somit als fähig erachtet, ihr Leben positiv und konstruktiv zu gestalten. </text:span></text:p>
      <text:h text:style-name="P44" text:outline-level="3"><text:soft-page-break/>Die <text:span text:style-name="T40">Ich-Zustände der Persönlichkeitsstruktur der</text:span>Transaktionsanalyse </text:h>
      <text:p text:style-name="P13"/>
      <text:p text:style-name="P29"><text:span text:style-name="T25">Die Transaktionsanalyse </text:span><text:span text:style-name="T18">kann die Persönlichkeitsstruktur </text:span><text:span text:style-name="T28">von Menschen</text:span><text:span text:style-name="T18"> beschreiben</text:span><text:span text:style-name="T18"><text:note text:id="ftn5" text:note-class="footnote"><text:note-citation>6</text:note-citation><text:note-body><text:p text:style-name="P5"><text:s/><text:span text:style-name="T15">Ender 2013</text:span></text:p></text:note-body></text:note></text:span><text:span text:style-name="T18">.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8"><text:note text:id="ftn6" text:note-class="footnote"><text:note-citation>7</text:note-citation><text:note-body><text:p text:style-name="P9"><text:s/><text:span text:style-name="T16">Becker 2011 </text:span></text:p></text:note-body></text:note></text:span><text:span text:style-name="T18">. Die gesamte Ich-Struktur einer Person setzt sich bei</text:span><text:span text:style-name="T29">m</text:span><text:span text:style-name="T18"> Menschen aus diesen unterschiedlichen Ich-Zuständen zusammen, die je nach Gefühlszustand der Person unterschiedlich gewichtet sind. Die Ich-Zustände als Komponenten der Persönlichkeit stellen Muster des Erlebens und Handelns dar, wie sie im Hier und Jetzt wahrgenommen werden.</text:span></text:p>
      <text:p text:style-name="P29"><text:span text:style-name="T18">Allerdings aktivieren wir oft stereotype und teils weniger geeignete Reaktionsmuster </text:span><text:span text:style-name="T30">als Ergebnis </text:span><text:span text:style-name="T18">unbewusste</text:span><text:span text:style-name="T30">r</text:span><text:span text:style-name="T18"> Erinnerungen </text:span><text:span text:style-name="T31">an </text:span><text:span text:style-name="T18">frühere Beziehung</text:span><text:span text:style-name="T31">en zu anderen Menschen, allen voran den Eltern</text:span><text:span text:style-name="T31"><text:note text:id="ftn11" text:note-class="footnote"><text:note-citation>8</text:note-citation><text:note-body><text:p text:style-name="P5"><text:s/><text:span text:style-name="T45">Vgl. Schlegel 2002</text:span></text:p></text:note-body></text:note></text:span><text:span text:style-name="T18">.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8"><text:note text:id="ftn7" text:note-class="footnote"><text:note-citation>9</text:note-citation><text:note-body><text:p text:style-name="P8"><text:s/>Berne 1996, S.8</text:p></text:note-body></text:note></text:span><text:span text:style-name="T18">, </text:span><text:span text:style-name="T32">und</text:span><text:span text:style-name="T18"> zwischen denen </text:span><text:span text:style-name="T32">sich </text:span><text:span text:style-name="T18">eine Person beweg</text:span><text:span text:style-name="T32">t. Je nachdem, welche unbewussten Erinnerung eine gegebene Situation weckt, werden die in der Kindheit erlernten Reaktionsmuster aktiviert</text:span><text:span text:style-name="T18">:</text:span></text:p>
      <text:list xml:id="list1401904844051623466" text:style-name="L1">
        <text:list-item>
          <text:p text:style-name="P28"><text:span text:style-name="T34">Ich bin nicht OK – Du bist OK</text:span><text:span text:style-name="T19"> </text:span></text:p>
          <text:p text:style-name="P28"><text:span text:style-name="T18">Die erste Grundhaltung </text:span><text:span text:style-name="T32">ist</text:span><text:span text:style-name="T18"> die von den meisten Menschen </text:span><text:span text:style-name="T19">seit ihrer Kindheit gewählten Lebensanschauung. Diese Einstellung e</text:span><text:span text:style-name="T33">nsteht</text:span><text:span text:style-name="T19"> aus der Erfahrung, sich beim Alleinsein unwohl zu fühlen. Auf der anderen Seiten haben diese Personen die Erfahrung gemacht, dass Gegenwart und Zuneigung der Eltern in ihrer Kindheit, ihnen das Gefühl des Wohlbehagens gegeben haben. </text:span><text:span text:style-name="T20">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30"><text:span text:style-name="T17">Durch Rückzug nehmen sie eine introvertierte Lebenseinstellung ein, da die Gegenwart dieser OK-Personen als quälend empfunden wird. </text:span><text:span text:style-name="T24">Entwickeln Menschen eine solche Verhaltensweise aus diesem Ich-Zustand, schränkt dies </text:span><text:span text:style-name="T33">die </text:span><text:span text:style-name="T24">Kommunikation </text:span><text:span text:style-name="T33">mit ihrer Umwelt</text:span><text:span text:style-name="T24"> ein.</text:span></text:p>
            </text:list-item>
            <text:list-item>
              <text:p text:style-name="P30"><text:soft-page-break/><text:span text:style-name="T17">In einem ‚Gegendrehbuch‘ suchen Menschen mit dieser Grundhaltung nach Personen, welche die Eltern-Rolle übernehmen </text:span><text:span text:style-name="T21">und ihnen das gesuchte Gefühl des Wohlbehagens vermitteln.</text:span></text:p>
            </text:list-item>
          </text:list>
        </text:list-item>
        <text:list-item>
          <text:p text:style-name="P31">Ich bin nicht OK – Du bist nicht OK</text:p>
          <text:p text:style-name="P33"><text:span text:style-name="T17">Bei Menschen mit gefühlskalten Eltern ist diese Grundhaltung häufig anzutreffen. Als Kind haben diese Personen nicht nur die Geborgenheit ihrer Eltern vermisst, sondern auch wiederholt Bestrafungen durch diese erfahren. </text:span><text:span text:style-name="T22">Da Zuneigung durch andere ausbleiben, gelangen sie zu der Ansicht, dass einerseits sie selbst als Individuen nicht OK sind, wie auch andere Menschen nicht in Ordnung sind. </text:span><text:span text:style-name="T27">D</text:span><text:span text:style-name="T22">as Ich befindet sich wie im vorherigen Fall in einer defensiven Position und kann mit dem Gegenüber nicht mehr konstruktiv interagieren, da es an Selbstbewusstsein mangelt und somit Überzeugungskraft und Autorität fehlen. </text:span><text:span text:style-name="T26">Weil das Gegenüber abwertend betrachtet wird, kann das Ich auch keine Ideen, oder sogar Kritik, also die Suggestion oder Aufforderung, die eigene Haltung zu ändern, akzeptieren. </text:span><text:span text:style-name="T22">Auf lange Sicht führt ein solcher Ich-Zustand zu völliger Resignation, welche die </text:span><text:span text:style-name="T23">Kommunikation</text:span><text:span text:style-name="T22"> dieser Personen </text:span><text:span text:style-name="T23">mit ihrer sozialen Umgebung </text:span><text:span text:style-name="T22">extrem einschränkt </text:span><text:span text:style-name="T23">und ihnen die Fähigkeit zur Problemlösung nimmt</text:span><text:span text:style-name="T22">. </text:span></text:p>
        </text:list-item>
        <text:list-item>
          <text:p text:style-name="P32"><text:span text:style-name="T36">I</text:span>ch bin OK – Du bist nicht OK</text:p>
          <text:p text:style-name="P34">Menschen, die als Kind Gewalt erfahren haben, nehmen vielfach diese Grundhaltung ein. <text:span text:style-name="T37">Die Position „Du bist nicht OK“ geht auf die erlittene Gewalt zurück, die direkt mit anderen Menschen in Verbindung gebracht wird. Demgegenüber resultiert die Haltung „Ich bin OK“ auf die Abwesenheit von Gewalt in Situationen des Alleinseins zurück. Das Alleinsein wird in der Folge als angenehm empfunden, der Wunsch nach Kommunikation und Kooperation mit anderen Personen ist stark reduziert.</text:span></text:p>
        </text:list-item>
        <text:list-item>
          <text:p text:style-name="P34"><text:span text:style-name="T35">Ich bin OK – Du bist OK</text:span><text:span text:style-name="T38"> </text:span></text:p>
          <text:p text:style-name="P35">Die letzte Lebensanschauung ergibt sich nicht aus Kindheitserfahrungen, sondern <text:span text:style-name="T39">ist eine Entscheidung, die erwachsene Menschen treffen. Da die Transaktionsanalyse von der Annahme ausgeht, dass jeder sich und seine Grundeinstellung ändern kann, bzw. Personen je nach Situation zwischen verschiedenen Ich-Zuständen wechseln, ist es allen Menschen möglich, diese letzte Position einzunehmen. Erster Schritt hierfür ist die Bewusstmachung der eigenen Lebensanschauung, sowie der Kindheitssituation, welche zu dieser Haltung geführt hat. Die Transaktionsanalyse möchte nun durch Bewusstmachen positiver Erfahrungen und persönlicher Stärken, Menschen befähigen, die Entscheidung zu dieser Grundhaltung zu treffen. <text:s/></text:span></text:p>
        </text:list-item>
      </text:list>
      <text:p text:style-name="P14"/>
      <text:p text:style-name="P14"/>
      <text:h text:style-name="P43" text:outline-level="3"><text:soft-page-break/>Die Transaktionsanalyse im Coaching</text:h>
      <text:p text:style-name="P4"/>
      <text:p text:style-name="P25">Zu Beginn des Coaching-Prozesses kann die Analyse der Ich-Zustände, allen voran der aktuelle Ich-Zustand, des Klienten dem Coach helfen, die Persönlichkeitsstruktur seines Gegenüber zu verstehen. <text:span text:style-name="T41">Als Ausgangspunkt veranschaulicht ein Bild der Ich-Struktur die unterschiedlichen Kommunikationstendenzen und Strategien zur Problemlösung des Coaching-Partners</text:span><text:span text:style-name="T41"><text:note text:id="ftn0" text:note-class="footnote"><text:note-citation>10</text:note-citation><text:note-body><text:p text:style-name="P5"><text:s/><text:span text:style-name="T42">Vgl. Enders 2013</text:span></text:p></text:note-body></text:note></text:span><text:span text:style-name="T41">. Der Coach kann in Zusammenarbeit mit seinem Klienten die für bestimmte Aufgaben und Situationen am Arbeitsplatz förderlichen und hinderlichen Ich-Zustände identifizieren. Ziel des Coaching-Prozesses kann sein, manche dieser Positionen zu stärken und andere wiederum in ihrer Intensität zu schwächen, so dass diese den Klienten in seiner Problemlösungsfähigkeit weniger bis gar nicht mehr behindern. Auch wenn die Ich-Struktur fest in der Psyche von Menschen verankert ist</text:span><text:span text:style-name="T41"><text:note text:id="ftn8" text:note-class="footnote"><text:note-citation>11</text:note-citation><text:note-body><text:p text:style-name="P42"><text:s/>Vgl. Berne 2006</text:p></text:note-body></text:note></text:span><text:span text:style-name="T41">, so kann sie und insbesondere die Gewichtung der unterschiedlichen Grundhaltungen durch Coaching verändert werden. </text:span></text:p>
      <text:p text:style-name="P26">Mittels Transaktionsanalyse können Transaktionen mit anderen Personen im Arbeitsalltag des Coaching-Klienten erkannt und analysiert werden. Ziel ist es hierbei, sich eigene Denk- und Verhaltensmuster bewusst zu machen und <text:span text:style-name="T43">hieran zu arbeiten. Der Coach kann erfragen, in welchen Situationen Probleme mit den Arbeitskollegen auftreten und welche Rollen der Klient hierbei einnimmt. Anschließend geht es darum, hinderliche Ich-Zustände und Rollen in solchen Situation zu vermeiden lernen und somit Handlungsfähigkeit wiederzuerlangen. Dies versetzt die gecoachte Personen wieder in die Lage, den beruflichen Anforderungen gerecht zu werden</text:span><text:span text:style-name="T43"><text:note text:id="ftn9" text:note-class="footnote"><text:note-citation>12</text:note-citation><text:note-body><text:p text:style-name="P41"><text:s/>Mât et al., S.246ff</text:p></text:note-body></text:note></text:span><text:span text:style-name="T43">.</text:span></text:p>
      <text:p text:style-name="P2"/>
      <text:p text:style-name="P10"/>
      <text:p text:style-name="P15">Literatur</text:p>
      <text:list xml:id="list1618770256568947507" text:style-name="L2">
        <text:list-item>
          <text:p text:style-name="P37">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38">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16"><text:span text:style-name="T10">Joines, Vann &amp; Stewart, Ian (2007): </text:span><text:span text:style-name="T11">Die Transaktionsanalyse - Eine Einführung.</text:span></text:p>
        </text:list-item>
        <text:list-item>
          <text:p text:style-name="P17"><text:span text:style-name="T14">Mât, Christoph; Mollbach, Achim; Leinweber, Stefan; Reiman, Michaela (2012):</text:span><text:span text:style-name="T11"> Management Coaching: Wie Unternehmen Führungskräfte zum Erfolg bringen können</text:span><text:span text:style-name="T14">, in : Mattthias T. Meifert (Hrsg.)</text:span></text:p>
        </text:list-item>
        <text:list-item>
          <text:p text:style-name="P17"><text:span text:style-name="T14">Schlegel, Leonhard (2002): </text:span><text:span text:style-name="T11">Handwörterbuch der Transaktionsanalyse. Sämtliche Begriffe der TA praxisnah erklärt</text:span></text:p>
        </text:list-item>
      </text:list>
      <text:p text:style-name="P3"><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9T18:27:09.186911134</dc:date>
    <dc:creator>Pascal Bernhard</dc:creator>
    <meta:editing-duration>PT11H14M29S</meta:editing-duration>
    <meta:editing-cycles>82</meta:editing-cycles>
    <meta:generator>LibreOffice/4.4.1.2$Linux_X86_64 LibreOffice_project/40m0$Build-2</meta:generator>
    <meta:document-statistic meta:table-count="0" meta:image-count="0" meta:object-count="0" meta:page-count="5" meta:paragraph-count="39" meta:word-count="1392" meta:character-count="10654" meta:non-whitespace-character-count="9282"/>
  </office:meta>
</office:document-meta>
</file>